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style style:name="P2" style:family="paragraph" style:parent-style-name="Standard">
      <style:text-properties officeooo:rsid="0052b150" officeooo:paragraph-rsid="001ade8b"/>
    </style:style>
    <style:style style:name="P3" style:family="paragraph" style:parent-style-name="Heading_20_1">
      <style:paragraph-properties fo:text-align="center" style:justify-single-word="false"/>
      <style:text-properties officeooo:paragraph-rsid="005a53b0"/>
    </style:style>
    <style:style style:name="P4" style:family="paragraph" style:parent-style-name="Heading_20_2">
      <style:text-properties officeooo:paragraph-rsid="00618fd1"/>
    </style:style>
    <style:style style:name="T1" style:family="text">
      <style:text-properties style:font-name="Linux Libertine G2"/>
    </style:style>
    <style:style style:name="T2" style:family="text">
      <style:text-properties style:font-name="Linux Libertine G2" officeooo:rsid="0018b83b"/>
    </style:style>
    <style:style style:name="T3" style:family="text">
      <style:text-properties style:font-name="Linux Libertine G2" officeooo:rsid="005a53b0"/>
    </style:style>
    <style:style style:name="T4" style:family="text">
      <style:text-properties style:font-name="Linux Libertine G2" officeooo:rsid="0060ff47"/>
    </style:style>
    <style:style style:name="T5" style:family="text">
      <style:text-properties style:font-name="Linux Libertine G2" officeooo:rsid="0062b733"/>
    </style:style>
    <style:style style:name="T6" style:family="text">
      <style:text-properties style:font-name="Linux Libertine G2" officeooo:rsid="006435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_Toc46_1751073990"/><text:span text:style-name="T1">Chap</text:span><text:span text:style-name="T2">itre</text:span><text:span text:style-name="T1"> </text:span><text:span text:style-name="T4">1</text:span><text:span text:style-name="T6">4</text:span><text:span text:style-name="T1"><text:line-break/></text:span><text:bookmark-end text:name="__RefHeading___Toc46_1751073990"/></text:h>
      <text:h text:style-name="P4" text:outline-level="2"><text:span text:style-name="T4">1</text:span><text:span text:style-name="T6">4</text:span><text:span text:style-name="T1">.1 </text:span><text:span text:style-name="T3">Titre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G" fo:font-family="'Linux Libertine G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style:font-name="Linux Libertine G1" fo:font-family="'Linux Libertine G'" style:font-style-name="Gras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Linux Libertine G1" fo:font-family="'Linux Libertine G'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Linux Libertine G1" fo:font-family="'Linux Libertine G'" style:font-style-name="Gras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1:36:57.466331480</meta:creation-date>
    <dc:date>2017-03-01T22:02:40.856740232</dc:date>
    <meta:editing-duration>PT3H4M43S</meta:editing-duration>
    <meta:editing-cycles>56</meta:editing-cycles>
    <meta:generator>LibreOffice/5.3.0.1$Linux_X86_64 LibreOffice_project/3b800451b1d0c48045de03b5b3c7bbbac87f20d9</meta:generator>
    <meta:document-statistic meta:table-count="0" meta:image-count="0" meta:object-count="0" meta:page-count="1" meta:paragraph-count="2" meta:word-count="4" meta:character-count="22" meta:non-whitespace-character-count="19"/>
  </office:meta>
</office:document-meta>
</file>